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6in" table:align="margins"/>
    </style:style>
    <style:style style:name="Tableau1.A" style:family="table-column">
      <style:table-column-properties style:column-width="2in" style:rel-column-width="21845*"/>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fo:language="fr" fo:country="FR" fo:font-weight="bold" officeooo:rsid="00043971" officeooo:paragraph-rsid="00043971" style:font-size-asian="12pt" style:font-weight-asian="bold" style:font-size-complex="12pt"/>
    </style:style>
    <style:style style:name="P2" style:family="paragraph" style:parent-style-name="Standard">
      <style:text-properties fo:font-size="9pt" fo:language="fr" fo:country="FR" style:font-size-asian="9pt"/>
    </style:style>
    <style:style style:name="P3" style:family="paragraph" style:parent-style-name="Standard">
      <style:text-properties fo:font-size="9pt" fo:language="fr" fo:country="FR" officeooo:paragraph-rsid="00043971" style:font-size-asian="9pt"/>
    </style:style>
    <style:style style:name="P4" style:family="paragraph" style:parent-style-name="Standard">
      <style:text-properties fo:font-size="9pt" fo:language="fr" fo:country="FR" officeooo:paragraph-rsid="000c2e2c" style:font-size-asian="9pt"/>
    </style:style>
    <style:style style:name="P5" style:family="paragraph" style:parent-style-name="Standard">
      <style:text-properties fo:font-size="9pt" fo:language="fr" fo:country="FR" fo:font-weight="bold" officeooo:paragraph-rsid="00043971" style:font-size-asian="9pt" style:font-weight-asian="bold" style:font-size-complex="12pt"/>
    </style:style>
    <style:style style:name="P6" style:family="paragraph" style:parent-style-name="Standard">
      <style:text-properties fo:font-size="9pt" fo:language="fr" fo:country="FR" fo:font-weight="bold" officeooo:rsid="00097df7" officeooo:paragraph-rsid="00097df7" style:font-size-asian="9pt" style:font-weight-asian="bold" style:font-size-complex="12pt"/>
    </style:style>
    <style:style style:name="P7" style:family="paragraph" style:parent-style-name="Standard">
      <style:text-properties fo:font-size="9pt" fo:language="fr" fo:country="FR" fo:font-weight="bold" officeooo:paragraph-rsid="00043971" style:font-size-asian="9pt" style:font-weight-asian="bold" style:font-weight-complex="bold"/>
    </style:style>
    <style:style style:name="P8" style:family="paragraph" style:parent-style-name="Standard">
      <style:text-properties fo:font-size="9pt" fo:language="fr" fo:country="FR" fo:font-weight="bold" officeooo:rsid="000a9674" officeooo:paragraph-rsid="000a9674" style:font-size-asian="9pt" style:font-weight-asian="bold" style:font-weight-complex="bold"/>
    </style:style>
    <style:style style:name="P9" style:family="paragraph" style:parent-style-name="Standard">
      <style:text-properties fo:font-size="9pt" fo:language="fr" fo:country="FR" fo:font-weight="bold" officeooo:paragraph-rsid="00043971" style:font-size-asian="9pt" style:font-weight-asian="bold"/>
    </style:style>
    <style:style style:name="P10" style:family="paragraph" style:parent-style-name="Standard">
      <style:text-properties fo:font-size="9pt" fo:language="fr" fo:country="FR" fo:font-weight="bold" officeooo:rsid="00043971" officeooo:paragraph-rsid="000c2e2c" style:font-size-asian="9pt" style:font-weight-asian="bold"/>
    </style:style>
    <style:style style:name="P11" style:family="paragraph" style:parent-style-name="Standard">
      <style:text-properties fo:font-size="9pt" fo:language="fr" fo:country="FR" fo:font-weight="bold" officeooo:paragraph-rsid="000c2e2c" style:font-size-asian="9pt" style:font-weight-asian="bold"/>
    </style:style>
    <style:style style:name="P12" style:family="paragraph" style:parent-style-name="Standard">
      <style:text-properties fo:font-size="9pt" fo:language="fr" fo:country="FR" fo:font-weight="normal" officeooo:paragraph-rsid="00043971" style:font-size-asian="9pt" style:font-weight-asian="normal" style:font-weight-complex="normal"/>
    </style:style>
    <style:style style:name="P13" style:family="paragraph" style:parent-style-name="Standard">
      <style:text-properties fo:font-size="9pt" fo:language="fr" fo:country="FR" fo:font-weight="normal" officeooo:rsid="00043971" officeooo:paragraph-rsid="000c2e2c" style:font-size-asian="9pt" style:font-weight-asian="normal" style:font-weight-complex="normal"/>
    </style:style>
    <style:style style:name="P14" style:family="paragraph" style:parent-style-name="Standard">
      <style:text-properties fo:font-size="9pt" fo:language="fr" fo:country="FR" fo:font-weight="normal" officeooo:rsid="00045c3a" officeooo:paragraph-rsid="00045c3a" style:font-size-asian="9pt" style:font-weight-asian="normal" style:font-weight-complex="normal"/>
    </style:style>
    <style:style style:name="P15" style:family="paragraph" style:parent-style-name="Standard">
      <style:text-properties fo:font-size="9pt" fo:language="fr" fo:country="FR" fo:font-weight="normal" officeooo:rsid="00045c3a" officeooo:paragraph-rsid="000c2e2c" style:font-size-asian="9pt" style:font-weight-asian="normal" style:font-weight-complex="normal"/>
    </style:style>
    <style:style style:name="P16" style:family="paragraph" style:parent-style-name="Standard">
      <style:text-properties fo:font-size="9pt" fo:language="fr" fo:country="FR" fo:font-weight="normal" officeooo:paragraph-rsid="000c2e2c" style:font-size-asian="9pt" style:font-weight-asian="normal" style:font-weight-complex="normal"/>
    </style:style>
    <style:style style:name="P17" style:family="paragraph" style:parent-style-name="Standard">
      <style:text-properties fo:font-size="9pt" style:font-size-asian="9pt"/>
    </style:style>
    <style:style style:name="P18" style:family="paragraph" style:parent-style-name="Standard">
      <style:text-properties fo:font-size="9pt" fo:font-weight="bold" style:font-size-asian="9pt" style:font-weight-asian="bold"/>
    </style:style>
    <style:style style:name="P19" style:family="paragraph" style:parent-style-name="Standard">
      <style:text-properties fo:font-size="9pt" fo:font-weight="bold" style:font-size-asian="9pt" style:font-weight-asian="bold" style:font-size-complex="12pt"/>
    </style:style>
    <style:style style:name="P20" style:family="paragraph" style:parent-style-name="Standard">
      <style:text-properties fo:font-size="9pt" fo:font-weight="bold" officeooo:rsid="00043971" officeooo:paragraph-rsid="000c2e2c" style:font-size-asian="9pt" style:font-weight-asian="bold"/>
    </style:style>
    <style:style style:name="P21" style:family="paragraph" style:parent-style-name="Standard">
      <style:text-properties fo:font-size="9pt" fo:font-weight="bold" officeooo:paragraph-rsid="000c2e2c" style:font-size-asian="9pt" style:font-weight-asian="bold"/>
    </style:style>
    <style:style style:name="P22" style:family="paragraph" style:parent-style-name="Standard">
      <style:text-properties fo:font-size="11pt" fo:font-weight="bold" style:font-size-asian="11pt" style:font-weight-asian="bold" style:font-size-complex="11pt"/>
    </style:style>
    <style:style style:name="P23" style:family="paragraph" style:parent-style-name="Standard">
      <style:paragraph-properties>
        <style:tab-stops>
          <style:tab-stop style:position="0.3925in"/>
          <style:tab-stop style:position="0.7866in"/>
          <style:tab-stop style:position="1.1807in"/>
          <style:tab-stop style:position="1.5736in"/>
          <style:tab-stop style:position="1.9665in"/>
          <style:tab-stop style:position="2.3618in"/>
          <style:tab-stop style:position="2.7547in"/>
          <style:tab-stop style:position="3.1492in"/>
          <style:tab-stop style:position="3.5429in"/>
          <style:tab-stop style:position="3.9366in"/>
          <style:tab-stop style:position="4.3299in"/>
          <style:tab-stop style:position="4.7236in"/>
        </style:tab-stops>
      </style:paragraph-properties>
      <style:text-properties fo:font-size="11pt" fo:font-weight="bold" style:font-size-asian="11pt" style:font-weight-asian="bold" style:font-size-complex="11pt"/>
    </style:style>
    <style:style style:name="P24" style:family="paragraph" style:parent-style-name="Standard" style:list-style-name="WWNum1"/>
    <style:style style:name="P25" style:family="paragraph" style:parent-style-name="Standard">
      <style:text-properties officeooo:paragraph-rsid="00043971"/>
    </style:style>
    <style:style style:name="P26" style:family="paragraph" style:parent-style-name="Standard">
      <style:text-properties fo:font-size="8pt" style:font-size-asian="8pt" style:font-size-complex="8pt"/>
    </style:style>
    <style:style style:name="P27" style:family="paragraph" style:parent-style-name="Standard">
      <style:text-properties officeooo:rsid="00043971" officeooo:paragraph-rsid="00043971"/>
    </style:style>
    <style:style style:name="P28" style:family="paragraph" style:parent-style-name="Standard">
      <style:text-properties officeooo:rsid="00082afe" officeooo:paragraph-rsid="00082afe"/>
    </style:style>
    <style:style style:name="P29" style:family="paragraph" style:parent-style-name="Standard">
      <style:text-properties officeooo:rsid="0016e266" officeooo:paragraph-rsid="0016e266"/>
    </style:style>
    <style:style style:name="P30" style:family="paragraph" style:parent-style-name="Standard" style:list-style-name="WWNum1">
      <style:paragraph-properties fo:margin-left="0.2957in" fo:margin-right="0in" fo:text-indent="-0.25in" style:auto-text-indent="false">
        <style:tab-stops/>
      </style:paragraph-properties>
    </style:style>
    <style:style style:name="P31" style:family="paragraph" style:parent-style-name="Standard" style:list-style-name="WWNum2">
      <style:paragraph-properties fo:margin-left="0.2957in" fo:margin-right="0in" fo:text-indent="-0.25in" style:auto-text-indent="false">
        <style:tab-stops/>
      </style:paragraph-properties>
    </style:style>
    <style:style style:name="P32" style:family="paragraph" style:parent-style-name="Standard">
      <style:paragraph-properties fo:margin-left="0.2957in" fo:margin-right="0in" fo:text-indent="0in" style:auto-text-indent="false"/>
      <style:text-properties fo:font-size="11pt" fo:font-weight="bold" style:font-size-asian="11pt" style:font-weight-asian="bold" style:font-size-complex="11pt"/>
    </style:style>
    <style:style style:name="P33" style:family="paragraph" style:parent-style-name="Standard" style:master-page-name="Standard">
      <style:paragraph-properties style:page-number="auto"/>
      <style:text-properties fo:font-size="12pt" style:font-size-asian="12pt" style:font-size-complex="12pt"/>
    </style:style>
    <style:style style:name="P34" style:family="paragraph" style:parent-style-name="Table_20_Contents">
      <style:text-properties officeooo:paragraph-rsid="00043971"/>
    </style:style>
    <style:style style:name="T1" style:family="text">
      <style:text-properties fo:font-size="9pt" fo:language="fr" fo:country="FR" style:font-size-asian="9pt"/>
    </style:style>
    <style:style style:name="T2" style:family="text">
      <style:text-properties fo:font-size="9pt" fo:language="fr" fo:country="FR" officeooo:rsid="00043971" style:font-size-asian="9pt"/>
    </style:style>
    <style:style style:name="T3" style:family="text">
      <style:text-properties fo:font-size="9pt" fo:language="fr" fo:country="FR" fo:font-weight="bold" style:font-size-asian="9pt" style:font-weight-asian="bold"/>
    </style:style>
    <style:style style:name="T4" style:family="text">
      <style:text-properties fo:font-size="9pt" fo:language="fr" fo:country="FR" fo:font-weight="bold" style:font-size-asian="9pt" style:font-weight-asian="bold" style:font-size-complex="12pt"/>
    </style:style>
    <style:style style:name="T5" style:family="text">
      <style:text-properties fo:font-size="9pt" style:font-size-asian="9pt"/>
    </style:style>
    <style:style style:name="T6" style:family="text">
      <style:text-properties fo:font-size="9pt" officeooo:rsid="00145d4d" style:font-size-asian="9pt"/>
    </style:style>
    <style:style style:name="T7" style:family="text">
      <style:text-properties fo:font-size="9pt" fo:font-weight="bold" style:font-size-asian="9pt" style:font-weight-asian="bold"/>
    </style:style>
    <style:style style:name="T8" style:family="text">
      <style:text-properties fo:font-size="11pt" fo:language="fr" fo:country="FR" fo:font-weight="bold" style:font-size-asian="11pt" style:font-weight-asian="bold" style:font-size-complex="11pt"/>
    </style:style>
    <style:style style:name="T9" style:family="text">
      <style:text-properties fo:font-size="11pt" fo:font-weight="bold" style:font-size-asian="11pt" style:font-weight-asian="bold" style:font-size-complex="11pt"/>
    </style:style>
    <style:style style:name="T10" style:family="text">
      <style:text-properties fo:language="fr" fo:country="FR" fo:font-weight="bold" style:font-weight-asian="bold"/>
    </style:style>
    <style:style style:name="T11" style:family="text">
      <style:text-properties officeooo:rsid="00043971"/>
    </style:style>
    <style:style style:name="T12" style:family="text">
      <style:text-properties officeooo:rsid="00045c3a"/>
    </style:style>
    <style:style style:name="T13" style:family="text">
      <style:text-properties officeooo:rsid="0006df96"/>
    </style:style>
    <style:style style:name="T14" style:family="text">
      <style:text-properties officeooo:rsid="00097df7"/>
    </style:style>
    <style:style style:name="T15" style:family="text">
      <style:text-properties officeooo:rsid="000a9674"/>
    </style:style>
    <style:style style:name="T16" style:family="text">
      <style:text-properties officeooo:rsid="000c2e2c"/>
    </style:style>
    <style:style style:name="T17" style:family="text">
      <style:text-properties officeooo:rsid="000e27a0"/>
    </style:style>
    <style:style style:name="T18" style:family="text">
      <style:text-properties officeooo:rsid="000fd2e7"/>
    </style:style>
    <style:style style:name="T19" style:family="text">
      <style:text-properties officeooo:rsid="001189f9"/>
    </style:style>
    <style:style style:name="T20" style:family="text">
      <style:text-properties officeooo:rsid="00122b36"/>
    </style:style>
    <style:style style:name="T21" style:family="text">
      <style:text-properties officeooo:rsid="00178288"/>
    </style:style>
    <style:style style:name="T22" style:family="text">
      <style:text-properties officeooo:rsid="0017d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10">Frédéric Kerdraon</text:span></text:p>
      <text:p text:style-name="P26"><text:span text:style-name="T10">2 rue de La Tour </text:span></text:p>
      <text:p text:style-name="P26"><text:span text:style-name="T10">29200 - Brest</text:span></text:p>
      <text:p text:style-name="P26"><text:span text:style-name="T10">0033.6.24.16.97.04</text:span></text:p>
      <text:p text:style-name="P26"><text:span text:style-name="T10">fredkerdraon@hotmail.com</text:span></text:p>
      <text:p text:style-name="P2"/>
      <text:p text:style-name="P1">Risk analyst/ <text:span text:style-name="T21">Project manager</text:span></text:p>
      <text:p text:style-name="P9"/>
      <table:table table:name="Tableau1" table:style-name="Tableau1">
        <table:table-column table:style-name="Tableau1.A" table:number-columns-repeated="3"/>
        <table:table-row>
          <table:table-cell table:style-name="Tableau1.A1" office:value-type="string">
            <text:p text:style-name="P10">Finance</text:p>
            <text:p text:style-name="P4"/>
            <text:p text:style-name="P13">Risk measures</text:p>
            <text:p text:style-name="P16"><text:span text:style-name="T11">Historical </text:span>VaR</text:p>
            <text:p text:style-name="P16"><text:span text:style-name="T11">Parametrical </text:span>VaR</text:p>
            <text:p text:style-name="P16"><text:span text:style-name="T11">Monte Carlo </text:span>VaR</text:p>
            <text:p text:style-name="P16"><text:span text:style-name="T11">Credit </text:span>VaR</text:p>
            <text:p text:style-name="P16">Stress testing</text:p>
            <text:p text:style-name="P16"><text:span text:style-name="T11">Pricing and sensitivity</text:span> <text:span text:style-name="T11">all products</text:span> (<text:span text:style-name="T11">Rates</text:span>, <text:span text:style-name="T11">Equity</text:span>, <text:span text:style-name="T11">Treasury</text:span>, <text:span text:style-name="T11">FX</text:span>)</text:p>
            <text:p text:style-name="P13">Market data management</text:p>
          </table:table-cell>
          <table:table-cell table:style-name="Tableau1.A1" office:value-type="string">
            <text:p text:style-name="P20">Project management</text:p>
            <text:p text:style-name="P21"/>
            <text:p text:style-name="P15">International project management</text:p>
            <text:p text:style-name="P16">Coordination <text:span text:style-name="T12">&amp;</text:span> reporting </text:p>
            <text:p text:style-name="P15">Re<text:span text:style-name="T20">s</text:span>ource &amp; Budget management</text:p>
            <text:p text:style-name="P16">Respect <text:span text:style-name="T12">for deadlines</text:span></text:p>
            <text:p text:style-name="P16"><text:span text:style-name="T12">Experience in different PM </text:span>m<text:span text:style-name="T12">e</text:span>thodologies</text:p>
            <text:p text:style-name="P16"><text:span text:style-name="T12">Very good o</text:span>rganisation<text:span text:style-name="T12">al</text:span> <text:span text:style-name="T12">qualities</text:span></text:p>
            <text:p text:style-name="P15">Very good experience in Archite<text:span text:style-name="T22">c</text:span>ture management</text:p>
          </table:table-cell>
          <table:table-cell table:style-name="Tableau1.C1" office:value-type="string">
            <text:p text:style-name="P10"><text:span text:style-name="T16">T</text:span>echnical <text:span text:style-name="T16">skills</text:span></text:p>
            <text:p text:style-name="P11"/>
            <text:p text:style-name="P16">Unix, Linux, Windows, VAX/VMS</text:p>
            <text:p text:style-name="P16">Perl, Java, C++, Php</text:p>
            <text:p text:style-name="P16">Oracle, Sybase, MySQL</text:p>
            <text:p text:style-name="P16">SVN, Clearcase, Jira, Hudson</text:p>
            <text:p text:style-name="P16">MSProject, Office, VersionOne</text:p>
            <text:p text:style-name="P16">Summit, Murex, Riskwatch, Razor</text:p>
            <text:p text:style-name="P16">Scilab, Clips, Latex</text:p>
            <text:p text:style-name="P16">Apache</text:p>
          </table:table-cell>
        </table:table-row>
        <table:table-row>
          <table:table-cell table:style-name="Tableau1.A2" office:value-type="string">
            <text:p text:style-name="P9">Profil</text:p>
            <text:p text:style-name="P34"/>
            <text:p text:style-name="P14">Availability</text:p>
            <text:p text:style-name="P14">Very good team spirit</text:p>
            <text:p text:style-name="P12">Sens <text:span text:style-name="T12">of</text:span> leadership</text:p>
            <text:p text:style-name="P14">Reactivity</text:p>
            <text:p text:style-name="P12">Autonom<text:span text:style-name="T12">y</text:span></text:p>
            <text:p text:style-name="P12">Rigueur</text:p>
          </table:table-cell>
          <table:table-cell table:style-name="Tableau1.A2" office:value-type="string">
            <text:p text:style-name="P27"><text:span text:style-name="T3">Languages</text:span></text:p>
            <text:p text:style-name="P9"/>
            <text:p text:style-name="P25"><text:span text:style-name="T1">Fr</text:span><text:span text:style-name="T2">ench Native</text:span></text:p>
            <text:p text:style-name="P25"><text:span text:style-name="T2">English</text:span><text:span text:style-name="T1">: </text:span><text:span text:style-name="T2">Fluent</text:span></text:p>
            <text:p text:style-name="P12"><text:span text:style-name="T11">Spenish</text:span>: <text:span text:style-name="T11">Good working knowledge</text:span></text:p>
          </table:table-cell>
          <table:table-cell table:style-name="Tableau1.C2" office:value-type="string">
            <text:p text:style-name="P9">Références</text:p>
            <text:p text:style-name="P9"/>
            <text:p text:style-name="P12">C<text:span text:style-name="T11">CF</text:span> – Paris</text:p>
            <text:p text:style-name="P12">HSBC – Londres</text:p>
            <text:p text:style-name="P12">ALTRAN – Brest</text:p>
            <text:p text:style-name="P12">HSBC – Hong Kong</text:p>
            <text:p text:style-name="P12">CAPGEMINI – Brest</text:p>
            <text:p text:style-name="P12">CACIB - Paris</text:p>
          </table:table-cell>
        </table:table-row>
      </table:table>
      <text:p text:style-name="P9"/>
      <text:p text:style-name="P9"/>
      <text:p text:style-name="P29"><text:span text:style-name="T4">Professional experience</text:span></text:p>
      <text:p text:style-name="P9"/>
      <text:p text:style-name="P12">2012 – 2013 / CACIB / Project manager – <text:span text:style-name="T17">CvaR implementation management</text:span></text:p>
      <text:p text:style-name="P12">2011 – 2012 / CAPGEMINI / Project manager – <text:span text:style-name="T17">Hedge accounting</text:span></text:p>
      <text:p text:style-name="P12">2011 <text:tab/> <text:s text:c="4"/>/ HSBC / <text:span text:style-name="T17">Global Business Analyst</text:span> – <text:span text:style-name="T17">All risk measures specification for the group</text:span></text:p>
      <text:p text:style-name="P12">2010 – 2011 / HSBC / <text:span text:style-name="T17">Global </text:span>Project manager – <text:span text:style-name="T17">FX VaR implementation for Asia Pacific</text:span></text:p>
      <text:p text:style-name="P12">2008 – 2009 / ALTRAN / Project manager – <text:span text:style-name="T12">Agile management of a team of 20 developpers</text:span></text:p>
      <text:p text:style-name="P12">2008 <text:tab/> <text:s text:c="4"/>/ HSBC / <text:span text:style-name="T12">Global </text:span>Project manager <text:s/>– <text:span text:style-name="T17">Credit VaR implementation for the group</text:span></text:p>
      <text:p text:style-name="P12">2007 – 2008 / HSBC / Project manager – <text:span text:style-name="T17">SIV risk platform management</text:span> </text:p>
      <text:p text:style-name="P12">2005 – 2007 / HSBC / D<text:span text:style-name="T13">e</text:span>velopper / <text:span text:style-name="T17">FXO Pricing fonctions implementation from Win to Solaris</text:span></text:p>
      <text:p text:style-name="P12">2004 - 2005 / CCF / Project manager / <text:span text:style-name="T17">Externalisation of historical VaR calculation for Structures Rates</text:span></text:p>
      <text:p text:style-name="P12">2002 - 2004 / CCF / <text:span text:style-name="T13">Analyst</text:span> / <text:span text:style-name="T18">Risk platform management</text:span></text:p>
      <text:p text:style-name="P12">2000 - 2002 / CCF / D<text:span text:style-name="T13">e</text:span>velopper / <text:span text:style-name="T18">Interface implementation for Structured Rates</text:span></text:p>
      <text:p text:style-name="P12">2000 <text:s/><text:tab/> <text:s text:c="3"/>/ CCF / D<text:span text:style-name="T13">e</text:span>velopper / <text:span text:style-name="T18">Implementation of a back-office fot FX vanillas</text:span></text:p>
      <text:p text:style-name="P9"/>
      <text:p text:style-name="P28"><text:span text:style-name="T4">Professional training</text:span></text:p>
      <text:p text:style-name="P3"><text:tab/></text:p>
      <text:p text:style-name="P3">- Crédit <text:span text:style-name="T19">risk</text:span>: <text:span text:style-name="T19">Conference on furture risk systems</text:span> / Algorithmics / Madrid</text:p>
      <text:p text:style-name="P3">- <text:span text:style-name="T19">Structured rates</text:span>: Structur<text:span text:style-name="T19">ed products valuation</text:span> / <text:span text:style-name="T19">Market rules</text:span> / First finance / Paris</text:p>
      <text:p text:style-name="P3">- <text:span text:style-name="T19">Risk management</text:span>: <text:span text:style-name="T19">Market and Credit risks</text:span> / First finance / Paris</text:p>
      <text:p text:style-name="P3">- <text:span text:style-name="T19">Finance</text:span>: Fondamenta<text:span text:style-name="T19">ls</text:span> <text:span text:style-name="T19">on Capital Markets</text:span> / First finance / Paris</text:p>
      <text:p text:style-name="P3">- Management: <text:span text:style-name="T19">Project management</text:span> /HSBC / Paris</text:p>
      <text:p text:style-name="P12">- Organisation: <text:span text:style-name="T19">Meetings organisation </text:span>/ <text:span text:style-name="T19">Study of Neuroliguistic </text:span>Process<text:span text:style-name="T19">e</text:span>s / HSBC CCF / Paris</text:p>
      <text:p text:style-name="P5"/>
      <text:p text:style-name="P6">Studies</text:p>
      <text:p text:style-name="P9"/>
      <text:p text:style-name="P12">09/1997 - 09/2000 / E.I.S.T.I / <text:span text:style-name="T19">Master's degree in Information treatment</text:span>, Option Finance / Paris </text:p>
      <text:p text:style-name="P12"/>
      <text:p text:style-name="P8">Other interests</text:p>
      <text:p text:style-name="P7"/>
      <text:p text:style-name="P12">Badminton, <text:span text:style-name="T15">Sailing</text:span>, Surf<text:span text:style-name="T15">ing</text:span>, Pilot<text:span text:style-name="T15">ing</text:span></text:p>
      <text:p text:style-name="P9"><text:soft-page-break/></text:p>
      <text:p text:style-name="P19"/>
      <text:p text:style-name="Standard"><text:span text:style-name="T9">Professional Experience</text:span></text:p>
      <text:p text:style-name="P22"/>
      <text:p text:style-name="Standard"><text:span text:style-name="T9">Paris – France</text:span></text:p>
      <text:p text:style-name="P22"/>
      <text:p text:style-name="Standard"><text:span text:style-name="T7">10/2012 – 05/2013 / CACIB / Business analyst – Murex Implementation</text:span></text:p>
      <text:p text:style-name="P22"/>
      <text:list xml:id="list3353517700484977148" text:style-name="WWNum1">
        <text:list-item>
          <text:p text:style-name="P30"><text:span text:style-name="T5">Implementation of a VaR CVa framework over all the credit positions</text:span></text:p>
        </text:list-item>
        <text:list-item>
          <text:p text:style-name="P30"><text:span text:style-name="T5">Stability test of the model and validation of the measures through the sensitivities</text:span></text:p>
        </text:list-item>
        <text:list-item>
          <text:p text:style-name="P30"><text:span text:style-name="T5">Stress testings</text:span></text:p>
        </text:list-item>
        <text:list-item>
          <text:p text:style-name="P30"><text:span text:style-name="T5">Coordination with between Front offices in London and Paris</text:span></text:p>
        </text:list-item>
      </text:list>
      <text:p text:style-name="P32"/>
      <text:p text:style-name="Standard"><text:span text:style-name="T9">Brest – France</text:span></text:p>
      <text:p text:style-name="P22"/>
      <text:p text:style-name="Standard"><text:span text:style-name="T7">01/2012 – 07/2012 / CMB / Business analyst – Murex Implementation</text:span></text:p>
      <text:p text:style-name="P22"/>
      <text:list xml:id="list102706752819597" text:continue-numbering="true" text:style-name="WWNum1">
        <text:list-item>
          <text:p text:style-name="P30"><text:span text:style-name="T5">Specification regarding :</text:span></text:p>
          <text:list>
            <text:list-item>
              <text:p text:style-name="P24"><text:span text:style-name="T5">Pricing and risk management</text:span></text:p>
            </text:list-item>
            <text:list-item>
              <text:p text:style-name="P24"><text:span text:style-name="T5">Accounting</text:span></text:p>
            </text:list-item>
            <text:list-item>
              <text:p text:style-name="P24"><text:span text:style-name="T5">Reporting</text:span></text:p>
            </text:list-item>
            <text:list-item>
              <text:p text:style-name="P24"><text:span text:style-name="T5">References and market data</text:span></text:p>
            </text:list-item>
          </text:list>
        </text:list-item>
      </text:list>
      <text:p text:style-name="P17"/>
      <text:list xml:id="list102706138639901" text:continue-numbering="true" text:style-name="WWNum1">
        <text:list-item>
          <text:p text:style-name="P30"><text:span text:style-name="T5">Coordination with the different departments, Front, Middle &amp; Back offices.</text:span></text:p>
        </text:list-item>
      </text:list>
      <text:p text:style-name="P22"/>
      <text:p text:style-name="Standard"><text:span text:style-name="T9">Hong Kong - China</text:span></text:p>
      <text:p text:style-name="P18"/>
      <text:p text:style-name="Standard"><text:span text:style-name="T7">01/2011 – 06/2011 / HSBC / Risk manager – Market Risk </text:span></text:p>
      <text:p text:style-name="P18"/>
      <text:list xml:id="list102705380488840" text:continue-numbering="true" text:style-name="WWNum1">
        <text:list-item>
          <text:p text:style-name="P30"><text:span text:style-name="T5">Specification review across HSBC sites (Americas, Asia and Europe) for the definition of the first global risk aggregation platform for sensitivities. </text:span></text:p>
        </text:list-item>
        <text:list-item>
          <text:p text:style-name="P30"><text:span text:style-name="T5">Coordination with the risk managers across locations, including Latin America and reporting to the sponsors.</text:span></text:p>
        </text:list-item>
        <text:list-item>
          <text:p text:style-name="P30"><text:span text:style-name="T5">The specifications were signed-off in May 2011.</text:span></text:p>
        </text:list-item>
      </text:list>
      <text:p text:style-name="P17"/>
      <text:p text:style-name="P18"/>
      <text:p text:style-name="Standard"><text:span text:style-name="T7">03/2010 – 01/2011 / HSBC / Project manager – Market Risk </text:span></text:p>
      <text:p text:style-name="P18"/>
      <text:list xml:id="list102707249340209" text:continue-numbering="true" text:style-name="WWNum1">
        <text:list-item>
          <text:p text:style-name="P30"><text:span text:style-name="T5">Specification and implementation of a VaR framework for 17 countries in Asia Pacific for FX products</text:span></text:p>
        </text:list-item>
        <text:list-item>
          <text:p text:style-name="P30"><text:span text:style-name="T5">Coordination with the sponsors in London and the risk management team and control team in Hong Kong, as well as the reporting teams in the different countries.</text:span></text:p>
        </text:list-item>
        <text:list-item>
          <text:p text:style-name="P30"><text:span text:style-name="T5">The project was rolled out successfully in November 2010 for HSBC and Hang Seng bank.</text:span></text:p>
        </text:list-item>
      </text:list>
      <text:p text:style-name="P17"/>
      <text:list xml:id="list102707134401420" text:continue-numbering="true" text:style-name="WWNum1">
        <text:list-item>
          <text:p text:style-name="P30"><text:span text:style-name="T5">Management of a Global project for the implementation of sensitivity feeds from all front office systems, Calypso, Murex, Sophis, Summit, as well as other internal applications. This was also implemented across the 17 Asian sites.</text:span></text:p>
        </text:list-item>
        <text:list-item>
          <text:p text:style-name="P30"><text:span text:style-name="T5">Hong Kong being the initial platform for a Global implementation, I also managed the coordination and reporting with the other main HSBC sites like New York, Paris and London.</text:span></text:p>
        </text:list-item>
        <text:list-item>
          <text:p text:style-name="P30"><text:span text:style-name="T5">The feeds implementation was released by early Jan 2011.</text:span></text:p>
        </text:list-item>
      </text:list>
      <text:p text:style-name="P17"/>
      <text:p text:style-name="Standard"><text:soft-page-break/><text:span text:style-name="T9">Brest - France</text:span></text:p>
      <text:p text:style-name="P18"/>
      <text:p text:style-name="Standard"><text:span text:style-name="T7">12/2008 – 09/2009 / THALES / Project manager – EW (Electronic War)</text:span></text:p>
      <text:p text:style-name="P18"/>
      <text:list xml:id="list102707131434846" text:continue-numbering="true" text:style-name="WWNum1">
        <text:list-item>
          <text:p text:style-name="P30"><text:span text:style-name="T5">Management of a team of <text:s/>20 Java developers using Agile methodology</text:span></text:p>
        </text:list-item>
        <text:list-item>
          <text:p text:style-name="P30"><text:span text:style-name="T5">Implementation of Tactical Analysis Software for the United Arab Emirates</text:span></text:p>
        </text:list-item>
        <text:list-item>
          <text:p text:style-name="P30"><text:span text:style-name="T5">Partnership with Thales Airborne Systems</text:span></text:p>
        </text:list-item>
      </text:list>
      <text:p text:style-name="P17"/>
      <text:p text:style-name="Standard"/>
      <text:p text:style-name="Standard"><text:span text:style-name="T9">London – United kingdom</text:span></text:p>
      <text:p text:style-name="P18"/>
      <text:p text:style-name="Standard"><text:span text:style-name="T7">05/2008 – 08/2008 <text:s/>/ HSBC / Global Project manager – CVaR (Credit VaR implementation)</text:span></text:p>
      <text:p text:style-name="P18"/>
      <text:list xml:id="list102706928124385" text:continue-numbering="true" text:style-name="WWNum1">
        <text:list-item>
          <text:p text:style-name="P30"><text:span text:style-name="T5">Management of a team of <text:s/>developers and analysts to build an infrastructure supporting Historical Credit Spread VaR calculation, Idiosyncratic CVaR and Incremental Default Risk Charge as well as Backtesting, Stress testing for all Credit exposures across the board.</text:span></text:p>
        </text:list-item>
        <text:list-item>
          <text:p text:style-name="P30"><text:span text:style-name="T5">Global project, managed in coordination with all the locations, Europe, Asia Pacific and United States.</text:span></text:p>
        </text:list-item>
        <text:list-item>
          <text:p text:style-name="P30"><text:span text:style-name="T5">This project is linked to requirements from the FSA, OCC and HKMA for regulatory purposes.</text:span></text:p>
        </text:list-item>
      </text:list>
      <text:p text:style-name="P18"/>
      <text:p text:style-name="Standard"><text:span text:style-name="T7">12/2007 – 05/2008 <text:s/>/ HSBC / Project manager – SIV (Structured Investment Vehicle)</text:span></text:p>
      <text:p text:style-name="P18"/>
      <text:list xml:id="list102707339706151" text:continue-numbering="true" text:style-name="WWNum1">
        <text:list-item>
          <text:p text:style-name="P30"><text:span text:style-name="T5">Management of a team of 3 consultants to deliver the infrastructure to support 4 vehicles off-loading Cullinan and Asscher (SIV). </text:span></text:p>
        </text:list-item>
        <text:list-item>
          <text:p text:style-name="P30"><text:span text:style-name="T5">Analysis and pro-active communication with the business to preserve the AAA rating of the original vehicles.</text:span></text:p>
        </text:list-item>
      </text:list>
      <text:p text:style-name="P17"/>
      <text:p text:style-name="Standard"><text:span text:style-name="T7">12/2005 – 12/2007 <text:s/>/ HSBC / Business analyst / All products / RiskWatch – Murex - Razor</text:span></text:p>
      <text:p text:style-name="P18"/>
      <text:list xml:id="list102705662617199" text:continue-numbering="true" text:style-name="WWNum1">
        <text:list-item>
          <text:p text:style-name="P30"><text:span text:style-name="T5">Integration of FO pricing functions in a Riskwatch based application for Asian, Rebate, Barrier and Basket FX Options. Compilation on Unix and validation of the model. </text:span></text:p>
        </text:list-item>
        <text:list-item>
          <text:p text:style-name="P30"><text:span text:style-name="T5">Integration of CDS trades in a Monte Carlo simulation for Capital adequacy for a Structured investment vehicle </text:span><text:span text:style-name="T6">using</text:span><text:span text:style-name="T5"> distributed calculations.</text:span></text:p>
        </text:list-item>
        <text:list-item>
          <text:p text:style-name="P30"><text:span text:style-name="T5">Integration of Paris scenario provider into the London Risk Architecture for Structured Equities.</text:span></text:p>
        </text:list-item>
        <text:list-item>
          <text:p text:style-name="P30"><text:span text:style-name="T5">SIV capital analysis and optimization in respect to rating agencies specifications, losses explanation, spread to grid calculation, repo integration in order to avoid having too conservative a profil in the sim. Stress testing of the model. </text:span></text:p>
        </text:list-item>
      </text:list>
      <text:p text:style-name="P17"/>
      <text:p text:style-name="Standard"><text:span text:style-name="T9">Paris - France</text:span></text:p>
      <text:p text:style-name="P17"/>
      <text:p text:style-name="Standard"><text:span text:style-name="T7">08/2004 - 11/2005 / CCF / Project manager / Summit / Exotic IR / Paris</text:span></text:p>
      <text:p text:style-name="P18"/>
      <text:list xml:id="list646672404208779701" text:style-name="WWNum2">
        <text:list-item>
          <text:p text:style-name="P31"><text:span text:style-name="T5">Implement a new solution to compute historical Value At Risk and face the risks generated by new structured derivative instruments as well as manage the cost of hardware and software evolutions on the risk architecture. </text:span></text:p>
        </text:list-item>
        <text:list-item>
          <text:p text:style-name="P31"><text:span text:style-name="T5">Work in collaboration with business users on the definition of new methods to generate scenarios, based on front-office historical market data, for Equity and Interest Rate markets. </text:span></text:p>
        </text:list-item>
        <text:list-item>
          <text:p text:style-name="P31"><text:span text:style-name="T5">Manage all the risk factors from simple curve to volatility surfaces</text:span></text:p>
        </text:list-item>
        <text:list-item>
          <text:p text:style-name="P31"><text:span text:style-name="T5">Integration of the last instruments developed by the research team. I have also worked on the implementation of new shifting functions, integrated in the front-office valuation engine, to enable the generation of multiple years of values under historical market movements.</text:span></text:p>
        </text:list-item>
        <text:list-item>
          <text:p text:style-name="P31"><text:soft-page-break/><text:span text:style-name="T5">Improve hardware resources sharing and reduce hardware evolution costs, through the use of an integrated grid computing technology which provides the ability to distribute developments over multiple sites and unlink the software integration from the hardware part. While working on this flagship project I have also contributed to many meetings with HSBC risk managers in London, Hong Kong and New York as a contact for grid computing information.</text:span></text:p>
        </text:list-item>
      </text:list>
      <text:p text:style-name="P17"/>
      <text:p text:style-name="Standard"><text:span text:style-name="T7">04/ 2002 - 08/2004 / CCF / Integration analyst / All products / Riskwatch</text:span></text:p>
      <text:p text:style-name="P17"/>
      <text:p text:style-name="Standard"><text:span text:style-name="T5">- In collaboration with risk managers, manage the integration of new risk figures / sensitivities / parametrical and historical value at risk / stress testing / IR and Equity / Maintenance of the risk figures / hardware and software / Support to business / Optimisation of the batch window / Compliance to HSBC norms. </text:span></text:p>
      <text:p text:style-name="P17"/>
      <text:p text:style-name="Standard"><text:span text:style-name="T7">08/2000 - 04/2002 / CCF / Developer / ExoticIR / Riskwatch - Summit</text:span></text:p>
      <text:p text:style-name="P17"/>
      <text:p text:style-name="Standard"><text:span text:style-name="T5">- Build an interface between a Summit front office system and a Riskwatch based risk system for Exotic IR instruments. / Improve the reliability and the adaptability and scalability of the system / scalability of the system with no effort or upgrade cost.</text:span></text:p>
      <text:p text:style-name="Standard"><text:span text:style-name="T5"/></text:p>
      <text:p text:style-name="Standard"><text:span text:style-name="T5">Note: this interface had been built exclusively for a small perimeter of structured products but proved to be able to manage the latest more complex instruments developed by the CCF. This experience was very interesting to get a good view on instrument modeling as even the basic risk functions had to be created for each instrument.</text:span></text:p>
      <text:p text:style-name="P17"/>
      <text:p text:style-name="Standard"><text:span text:style-name="T7">04/2000 - 08/2000 / CCF / Developer / Calypso</text:span></text:p>
      <text:p text:style-name="P17"/>
      <text:p text:style-name="Standard"><text:span text:style-name="T5">- The objective of my internship was to provide back-office users with interface tools between the new back office software and all in-house accounting and payment systems. The instrument scope was FX spot, Swap, Ndf, FX Forward. This was my first professional experience at HSBC CCF – Paris. </text:span></text:p>
      <text:p text:style-name="P22"/>
      <text:p text:style-name="Standard"><text:span text:style-name="T9">Professional training</text:span></text:p>
      <text:p text:style-name="Standard"><text:span text:style-name="T5"><text:tab/></text:span></text:p>
      <text:p text:style-name="Standard"><text:span text:style-name="T7">04/2000 - 06/2005 / CCF / Finance / First finance</text:span></text:p>
      <text:p text:style-name="P17"/>
      <text:p text:style-name="Standard"><text:span text:style-name="T5">- Credit Risk: Conferences on future risk systems / Algorithmics / Madrid</text:span></text:p>
      <text:p text:style-name="Standard"><text:span text:style-name="T5">- IR derivatives: Structuring / Rules of the market / First finance / Paris</text:span></text:p>
      <text:p text:style-name="Standard"><text:span text:style-name="T5">- IR derivatives: Instrument pricing / First finance / Paris</text:span></text:p>
      <text:p text:style-name="Standard"><text:span text:style-name="T5">- Risk management: Market and Credit Risk / First finance / Paris</text:span></text:p>
      <text:p text:style-name="Standard"><text:span text:style-name="T5">- Market analysis: Fundamentals / First finance / Paris</text:span></text:p>
      <text:p text:style-name="Standard"><text:span text:style-name="T5">- Management: Project design /HSBC / Paris</text:span></text:p>
      <text:p text:style-name="Standard"><text:span text:style-name="T5">- Organisation: Meetings / Neuro linguistics processes / HSBC CCF / Paris</text:span></text:p>
      <text:p text:style-name="P23"/>
      <text:p text:style-name="Standard"><text:span text:style-name="T9">Education</text:span></text:p>
      <text:p text:style-name="P17"/>
      <text:p text:style-name="Standard"><text:span text:style-name="T7">09/1997 - 09/2000 / Graduated from E.I.S.T.I / Option Finance / Paris </text:span></text:p>
      <text:p text:style-name="P17"/>
      <text:p text:style-name="Standard"><text:span text:style-name="T5">Finance: Valuation and hedging of portfolios / Efficient portfolio theory / risk / Game theory / Micro and macro economic Corporate: Accounting / Financial analysis / Organization</text:span></text:p>
      <text:p text:style-name="P17"/>
      <text:p text:style-name="Standard"><text:span text:style-name="T5">Mathematics: General statistics / Linear and discrete models / Information theory / Chaos theory</text:span></text:p>
      <text:p text:style-name="P17"/>
      <text:p text:style-name="Standard"><text:span text:style-name="T5">IT education: Object oriented programming / Artificial intelligence / <text:tab/><text:tab/></text:span></text:p>
      <text:p text:style-name="Standard"><text:span text:style-name="T5">Database programming / Automation / Numerical analysis</text:span></text:p>
      <text:p text:style-name="Standard"><text:span text:style-name="T5">Methodologies, Project management</text:span></text:p>
      <text:p text:style-name="Standard"><text:span text:style-name="T5"><text:tab/></text:span></text:p>
      <text:p text:style-name="Standard"><text:span text:style-name="T3">09/ 1986 - 09/1997 Maths and physics / La croix rouge / Brest</text:span></text:p>
      <text:p text:style-name="P2"/>
      <text:p text:style-name="Standard"><text:span text:style-name="T5">Post-secondary: Preparation for nation-wide competitive entrance exams to engineering high schools</text:span></text:p>
      <text:p text:style-name="P18"/>
      <text:p text:style-name="Standard"><text:span text:style-name="T7">1994 / Graduated in Science (With distinctions) / La Croix-Rouge / Br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fo:language="en" fo:country="US" style:font-name-asian="Arial1" style:font-family-asian="Arial" style:font-family-generic-asian="system" style:font-pitch-asian="variable" style:font-size-asian="12pt" style:language-asian="en" style:country-asian="G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édéric Kerdraon 60 Plymouth Wharf E14 3EL - London  07717721960 fredkerdraon@hotmail</dc:title>
    <meta:initial-creator>kerdraof</meta:initial-creator>
    <meta:editing-cycles>26</meta:editing-cycles>
    <meta:creation-date>2012-07-06T16:26:00</meta:creation-date>
    <dc:date>2014-07-22T10:27:04.674637313</dc:date>
    <meta:editing-duration>PT21M33S</meta:editing-duration>
    <meta:generator>LibreOffice/4.2.3.3$Linux_x86 LibreOffice_project/420m0$Build-3</meta:generator>
    <meta:document-statistic meta:table-count="1" meta:image-count="0" meta:object-count="0" meta:page-count="4" meta:paragraph-count="155" meta:word-count="1612" meta:character-count="10215" meta:non-whitespace-character-count="8708"/>
    <meta:user-defined meta:name="AppVersion">12.0000</meta:user-defined>
    <meta:user-defined meta:name="Company">HSBC Bank pl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